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1b63ad1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1a57dee"/>
    </style:style>
    <style:style style:name="P19" style:family="paragraph" style:parent-style-name="Standard" style:list-style-name="L1">
      <style:paragraph-properties fo:break-before="page"/>
      <style:text-properties officeooo:paragraph-rsid="01f797ea"/>
    </style:style>
    <style:style style:name="P20" style:family="paragraph" style:parent-style-name="Standard">
      <style:text-properties officeooo:paragraph-rsid="01bc32b8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Footnote">
      <style:text-properties fo:language="en" fo:country="US" officeooo:paragraph-rsid="0248fa49" fo:background-color="transparent"/>
    </style:style>
    <style:style style:name="P23" style:family="paragraph" style:parent-style-name="Footnote">
      <style:text-properties style:font-name="Liberation Sans" fo:language="en" fo:country="GB" officeooo:paragraph-rsid="10332ca5"/>
    </style:style>
    <style:style style:name="P24" style:family="paragraph" style:parent-style-name="Footnote">
      <style:text-properties officeooo:paragraph-rsid="02489d8b"/>
    </style:style>
    <style:style style:name="P25" style:family="paragraph" style:parent-style-name="Standard">
      <style:text-properties officeooo:paragraph-rsid="01c0339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officeooo:paragraph-rsid="01bd7b00" fo:background-color="transparent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30" style:family="paragraph" style:parent-style-name="Standard">
      <style:text-properties officeooo:paragraph-rsid="0103e699"/>
    </style:style>
    <style:style style:name="P31" style:family="paragraph" style:parent-style-name="Standard" style:list-style-name="L1">
      <style:text-properties officeooo:paragraph-rsid="0215050e"/>
    </style:style>
    <style:style style:name="P32" style:family="paragraph" style:parent-style-name="Standard">
      <style:text-properties officeooo:paragraph-rsid="01be4eb0"/>
    </style:style>
    <style:style style:name="P33" style:family="paragraph" style:parent-style-name="Footnote">
      <style:text-properties officeooo:paragraph-rsid="0219eedd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45" style:family="paragraph" style:parent-style-name="Standard" style:list-style-name="L2">
      <style:text-properties officeooo:paragraph-rsid="006ea368"/>
    </style:style>
    <style:style style:name="P46" style:family="paragraph" style:parent-style-name="Standard" style:list-style-name="L2">
      <style:text-properties officeooo:paragraph-rsid="01d1c20a"/>
    </style:style>
    <style:style style:name="P4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5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64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7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72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7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8" style:family="text">
      <style:text-properties fo:color="#000000" loext:opacity="100%" fo:font-weight="normal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fo:font-weight="normal" officeooo:rsid="022d8f51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fo:font-weight="normal" officeooo:rsid="022dbdad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fo:font-weight="normal" officeooo:rsid="01cd201b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" style:family="text">
      <style:text-properties fo:color="#000000" loext:opacity="100%" fo:font-weight="normal" officeooo:rsid="01f340ee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" style:family="text">
      <style:text-properties fo:color="#000000" loext:opacity="100%" fo:font-weight="normal" officeooo:rsid="022c9303" style:language-asian="nl" style:country-asian="NL" style:font-weight-asian="normal" style:font-name-complex="Bitstream Vera Sans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size-asian="12pt" style:font-size-complex="12pt"/>
    </style:style>
    <style:style style:name="T21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fo:font-weight="normal" officeooo:rsid="0164d9da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Liberation Sans" fo:language="en" fo:country="US" style:text-underline-style="none" officeooo:rsid="0be91597" style:font-family-asian="'DejaVu Sans'" style:font-family-generic-asian="swiss" style:font-pitch-asian="variable" style:language-complex="nl" style:country-complex="NL"/>
    </style:style>
    <style:style style:name="T30" style:family="text">
      <style:text-properties style:text-line-through-style="none" style:text-line-through-type="none" style:font-name="Liberation Sans" fo:language="en" fo:country="US" style:text-underline-style="none" officeooo:rsid="00bddfbe" style:font-name-asian="Ubuntu" style:language-complex="nl" style:country-complex="NL"/>
    </style:style>
    <style:style style:name="T31" style:family="text">
      <style:text-properties style:font-name="Liberation Sans" fo:language="en" fo:country="US"/>
    </style:style>
    <style:style style:name="T32" style:family="text">
      <style:text-properties style:font-name="Liberation Sans" fo:language="en" fo:country="US" officeooo:rsid="01f61662"/>
    </style:style>
    <style:style style:name="T33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4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43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4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47dd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3600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font-size="10pt" fo:language="en" fo:country="US" style:font-size-asian="10pt" style:font-size-complex="10pt"/>
    </style:style>
    <style:style style:name="T56" style:family="text">
      <style:text-properties fo:font-size="10pt" fo:language="en" fo:country="US" officeooo:rsid="02182436" style:font-size-asian="10pt" style:font-size-complex="10pt"/>
    </style:style>
    <style:style style:name="T57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5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US" fo:font-style="normal" style:text-underline-style="none" fo:font-weight="bold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24b78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language="en" fo:country="US"/>
    </style:style>
    <style:style style:name="T103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language="en" fo:country="US" fo:font-weight="bold" style:font-weight-asian="bold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US" fo:font-weight="normal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US" fo:font-style="normal" style:text-underline-style="none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US" fo:font-style="normal" style:text-underline-style="none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officeooo:rsid="020686f0"/>
    </style:style>
    <style:style style:name="T166" style:family="text">
      <style:text-properties officeooo:rsid="01e96954"/>
    </style:style>
    <style:style style:name="T167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5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9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7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3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4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6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7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0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4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5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6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9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0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2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3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4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6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7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0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4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5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2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6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Preparing to transfer</text:span></text:span><text:span text:style-name="T7"> </text:span><text:span text:style-name="Emphasis"><text:span text:style-name="T8">(</text:span></text:span><text:span text:style-name="Emphasis"><text:span text:style-name="T9">only </text:span></text:span><text:span text:style-name="Emphasis"><text:span text:style-name="T10">if </text:span></text:span><text:span text:style-name="Emphasis"><text:span text:style-name="T11">o</text:span></text:span><text:span text:style-name="Emphasis"><text:span text:style-name="T12">n</text:span></text:span><text:span text:style-name="Emphasis"><text:span text:style-name="T8"> Windows </text:span></text:span><text:span text:style-name="Emphasis"><text:span text:style-name="T13">Desktop</text:span></text:span><text:span text:style-name="Emphasis"><text:span text:style-name="T8">)</text:span></text:span></text:p>
        </text:list-item>
      </text:list>
      <text:p text:style-name="P5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6" draw:name="Vorm1" draw:style-name="gr1" draw:text-style-name="P6" svg:width="0.35cm" svg:height="0.35cm" draw:control="control105"/></text:span></text:p>
          </table:table-cell>
          <table:table-cell table:style-name="_31_._5f_Migratie_5f_voorbereiden.A1" office:value-type="string">
            <text:p text:style-name="P7"><text:span text:style-name="T16">Download Mozilla Firefox, Mozilla Thunderbird, </text:span><text:span text:style-name="T17">and</text:span><text:span text:style-name="T18"> Google Chrome</text:span><text:span text:style-name="T1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7" draw:name="Vorm2" draw:style-name="gr1" draw:text-style-name="P6" svg:width="0.35cm" svg:height="0.35cm" draw:control="control106"/></text:span></text:p>
          </table:table-cell>
          <table:table-cell table:style-name="_31_._5f_Migratie_5f_voorbereiden.A1" office:value-type="string">
            <text:p text:style-name="P8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8" draw:name="Vorm3" draw:style-name="gr1" draw:text-style-name="P6" svg:width="0.35cm" svg:height="0.35cm" draw:control="control107"/></text:span></text:p>
          </table:table-cell>
          <table:table-cell table:style-name="_31_._5f_Migratie_5f_voorbereiden.A1" office:value-type="string">
            <text:p text:style-name="P9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9" draw:name="Vorm4" draw:style-name="gr1" draw:text-style-name="P6" svg:width="0.35cm" svg:height="0.35cm" draw:control="control108"/></text:span></text:p>
          </table:table-cell>
          <table:table-cell table:style-name="_31_._5f_Migratie_5f_voorbereiden.A1" office:value-type="string">
            <text:p text:style-name="P10"><text:span text:style-name="T19">Collect E-mail addresses and mail server addresses </text:span><text:span text:style-name="Emphasis"><text:span text:style-name="T20">per user</text:span></text:span><text:span text:style-name="T19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0" draw:name="Vorm5" draw:style-name="gr1" draw:text-style-name="P6" svg:width="0.35cm" svg:height="0.35cm" draw:control="control109"/></text:span></text:p>
          </table:table-cell>
          <table:table-cell table:style-name="_31_._5f_Migratie_5f_voorbereiden.A1" office:value-type="string">
            <text:p text:style-name="P11"><text:span text:style-name="T21">Install and start Google Chrome, import everything </text:span><text:span text:style-name="Emphasis"><text:span text:style-name="T22">per user</text:span></text:span><text:span text:style-name="T21"> from the current browser, and check the operation.</text:span></text:p>
            <text:p text:style-name="P12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1" draw:name="Vorm6" draw:style-name="gr1" draw:text-style-name="P6" svg:width="0.35cm" svg:height="0.35cm" draw:control="control110"/></text:span></text:p>
          </table:table-cell>
          <table:table-cell table:style-name="_31_._5f_Migratie_5f_voorbereiden.A1" office:value-type="string">
            <text:p text:style-name="P13"><text:span text:style-name="T21">Install and start Mozilla Firefox, import everything </text:span><text:span text:style-name="Emphasis"><text:span text:style-name="T22">per user</text:span></text:span><text:span text:style-name="T21"> from the current browser, and check the operation.</text:span></text:p>
            <text:p text:style-name="P14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2" draw:name="Vorm7" draw:style-name="gr1" draw:text-style-name="P6" svg:width="0.35cm" svg:height="0.35cm" draw:control="control111"/></text:span></text:p>
          </table:table-cell>
          <table:table-cell table:style-name="_31_._5f_Migratie_5f_voorbereiden.A1" office:value-type="string">
            <text:p text:style-name="P13"><text:span text:style-name="T23">Install and start Mozilla Thunderbird, import </text:span><text:span text:style-name="Emphasis"><text:span text:style-name="T24">per user</text:span></text:span><text:span text:style-name="T23"> from the </text:span><text:span text:style-name="T25">email program </text:span><text:span text:style-name="T26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3" draw:name="Vorm8" draw:style-name="gr1" draw:text-style-name="P6" svg:width="0.35cm" svg:height="0.35cm" draw:control="control112"/></text:span></text:p>
          </table:table-cell>
          <table:table-cell table:style-name="_31_._5f_Migratie_5f_voorbereiden.A1" office:value-type="string">
            <text:p text:style-name="P7"><text:span text:style-name="T14"><text:s/></text:span><text:span text:style-name="T15"><draw:control text:anchor-type="as-char" draw:z-index="114" draw:name="Vorm9" draw:style-name="gr1" draw:text-style-name="P6" svg:width="0.35cm" svg:height="0.35cm" draw:control="control113"/></text:span><text:span text:style-name="T14"><text:s/></text:span><text:span text:style-name="T15"><draw:control text:anchor-type="as-char" draw:z-index="115" draw:name="Vorm10" draw:style-name="gr1" draw:text-style-name="P6" svg:width="0.35cm" svg:height="0.35cm" draw:control="control114"/></text:span><text:span text:style-name="T14"><text:s/></text:span><text:span text:style-name="T15"><draw:control text:anchor-type="as-char" draw:z-index="116" draw:name="Vorm11" draw:style-name="gr1" draw:text-style-name="P6" svg:width="0.35cm" svg:height="0.35cm" draw:control="control115"/></text:span><text:span text:style-name="T14"><text:s/></text:span><text:span text:style-name="T15"><draw:control text:anchor-type="as-char" draw:z-index="137" draw:name="Vorm12" draw:style-name="gr1" draw:text-style-name="P6" svg:width="0.35cm" svg:height="0.35cm" draw:control="control136"/></text:span><text:span text:style-name="T15"><text:tab/></text:span><text:span text:style-name="T27">account settings</text:span><text:span text:style-name="T2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7" draw:name="Vorm13" draw:style-name="gr1" draw:text-style-name="P6" svg:width="0.35cm" svg:height="0.35cm" draw:control="control116"/></text:span></text:p>
          </table:table-cell>
          <table:table-cell table:style-name="_31_._5f_Migratie_5f_voorbereiden.A1" office:value-type="string">
            <text:p text:style-name="P15"><text:span text:style-name="T29"><text:s/></text:span><text:span text:style-name="T30"><draw:control text:anchor-type="as-char" draw:z-index="133" draw:name="Vorm14" draw:style-name="gr1" draw:text-style-name="P6" svg:width="0.35cm" svg:height="0.35cm" draw:control="control132"/></text:span><text:span text:style-name="T29"><text:s/></text:span><text:span text:style-name="T30"><draw:control text:anchor-type="as-char" draw:z-index="134" draw:name="Vorm15" draw:style-name="gr1" draw:text-style-name="P6" svg:width="0.35cm" svg:height="0.35cm" draw:control="control133"/></text:span><text:span text:style-name="T29"><text:s/></text:span><text:span text:style-name="T30"><draw:control text:anchor-type="as-char" draw:z-index="135" draw:name="Vorm16" draw:style-name="gr1" draw:text-style-name="P6" svg:width="0.35cm" svg:height="0.35cm" draw:control="control134"/></text:span><text:span text:style-name="T29"><text:s/></text:span><text:span text:style-name="T30"><draw:control text:anchor-type="as-char" draw:z-index="136" draw:name="Vorm17" draw:style-name="gr1" draw:text-style-name="P6" svg:width="0.35cm" svg:height="0.35cm" draw:control="control135"/></text:span><text:span text:style-name="T30"><text:tab/>Email folders</text:span><text:span text:style-name="T3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8" draw:name="Vorm18" draw:style-name="gr1" draw:text-style-name="P6" svg:width="0.35cm" svg:height="0.35cm" draw:control="control117"/></text:span></text:p>
          </table:table-cell>
          <table:table-cell table:style-name="_31_._5f_Migratie_5f_voorbereiden.A1" office:value-type="string">
            <text:p text:style-name="P15"><text:span text:style-name="T29"><text:s/></text:span><text:span text:style-name="T30"><draw:control text:anchor-type="as-char" draw:z-index="129" draw:name="Vorm19" draw:style-name="gr1" draw:text-style-name="P6" svg:width="0.35cm" svg:height="0.35cm" draw:control="control128"/></text:span><text:span text:style-name="T29"><text:s/></text:span><text:span text:style-name="T30"><draw:control text:anchor-type="as-char" draw:z-index="130" draw:name="Vorm20" draw:style-name="gr1" draw:text-style-name="P6" svg:width="0.35cm" svg:height="0.35cm" draw:control="control129"/></text:span><text:span text:style-name="T29"><text:s/></text:span><text:span text:style-name="T30"><draw:control text:anchor-type="as-char" draw:z-index="131" draw:name="Vorm21" draw:style-name="gr1" draw:text-style-name="P6" svg:width="0.35cm" svg:height="0.35cm" draw:control="control130"/></text:span><text:span text:style-name="T29"><text:s/></text:span><text:span text:style-name="T30"><draw:control text:anchor-type="as-char" draw:z-index="132" draw:name="Vorm22" draw:style-name="gr1" draw:text-style-name="P6" svg:width="0.35cm" svg:height="0.35cm" draw:control="control131"/></text:span><text:span text:style-name="T30"><text:tab/></text:span><text:span text:style-name="T31">ad</text:span><text:span text:style-name="T32">d</text:span><text:span text:style-name="T31">res</text:span><text:span text:style-name="T32">s book</text:span><text:span text:style-name="T3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9" draw:name="Vorm23" draw:style-name="gr1" draw:text-style-name="P6" svg:width="0.35cm" svg:height="0.35cm" draw:control="control118"/></text:span></text:p>
          </table:table-cell>
          <table:table-cell table:style-name="_31_._5f_Migratie_5f_voorbereiden.A1" office:value-type="string">
            <text:p text:style-name="P7"><text:span text:style-name="T14"><text:s/></text:span><text:span text:style-name="T15"><draw:control text:anchor-type="as-char" draw:z-index="125" draw:name="Vorm24" draw:style-name="gr1" draw:text-style-name="P6" svg:width="0.35cm" svg:height="0.35cm" draw:control="control124"/></text:span><text:span text:style-name="T14"><text:s/></text:span><text:span text:style-name="T15"><draw:control text:anchor-type="as-char" draw:z-index="126" draw:name="Vorm25" draw:style-name="gr1" draw:text-style-name="P6" svg:width="0.35cm" svg:height="0.35cm" draw:control="control125"/></text:span><text:span text:style-name="T14"><text:s/></text:span><text:span text:style-name="T15"><draw:control text:anchor-type="as-char" draw:z-index="127" draw:name="Vorm26" draw:style-name="gr1" draw:text-style-name="P6" svg:width="0.35cm" svg:height="0.35cm" draw:control="control126"/></text:span><text:span text:style-name="T14"><text:s/></text:span><text:span text:style-name="T15"><draw:control text:anchor-type="as-char" draw:z-index="128" draw:name="Vorm27" draw:style-name="gr1" draw:text-style-name="P6" svg:width="0.35cm" svg:height="0.35cm" draw:control="control127"/></text:span><text:span text:style-name="T15"><text:tab/></text:span><text:span text:style-name="T33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20" draw:name="Vorm28" draw:style-name="gr1" draw:text-style-name="P6" svg:width="0.35cm" svg:height="0.35cm" draw:control="control119"/></text:span></text:p>
          </table:table-cell>
          <table:table-cell table:style-name="_31_._5f_Migratie_5f_voorbereiden.A1" office:value-type="string">
            <text:p text:style-name="P16"><text:span text:style-name="T14"><text:s/></text:span><text:span text:style-name="T15"><draw:control text:anchor-type="as-char" draw:z-index="121" draw:name="Vorm29" draw:style-name="gr1" draw:text-style-name="P6" svg:width="0.35cm" svg:height="0.35cm" draw:control="control120"/></text:span><text:span text:style-name="T14"><text:s/></text:span><text:span text:style-name="T15"><draw:control text:anchor-type="as-char" draw:z-index="122" draw:name="Vorm30" draw:style-name="gr1" draw:text-style-name="P6" svg:width="0.35cm" svg:height="0.35cm" draw:control="control121"/></text:span><text:span text:style-name="T14"><text:s/></text:span><text:span text:style-name="T15"><draw:control text:anchor-type="as-char" draw:z-index="123" draw:name="Vorm31" draw:style-name="gr1" draw:text-style-name="P6" svg:width="0.35cm" svg:height="0.35cm" draw:control="control122"/></text:span><text:span text:style-name="T14"><text:s/></text:span><text:span text:style-name="T15"><draw:control text:anchor-type="as-char" draw:z-index="124" draw:name="Vorm32" draw:style-name="gr1" draw:text-style-name="P6" svg:width="0.35cm" svg:height="0.35cm" draw:control="control123"/></text:span><text:span text:style-name="T15"><text:tab/>heck the operatio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17"><text:span text:style-name="T34">If importing fails, export everything in any way possible from the current </text:span><text:span text:style-name="T35">email program</text:span><text:span text:style-name="T34"> to be able to import the data later.</text:span></text:p>
          </table:table-cell>
        </table:table-row>
      </table:table>
      <text:p text:style-name="P18"/>
      <text:list text:continue-numbering="true" text:style-name="L1">
        <text:list-item text:start-value="1">
          <text:p text:style-name="P19"><text:span text:style-name="T36">Preparing to transfer</text:span><text:span text:style-name="T37"> - </text:span><text:span text:style-name="T38">continued</text:span></text:p>
        </text:list-item>
      </text:list>
      <text:p text:style-name="P2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0"><text:span text:style-name="T14"><text:s/></text:span><text:span text:style-name="T15"><draw:control text:anchor-type="as-char" draw:z-index="138" draw:name="Vorm33" draw:style-name="gr1" draw:text-style-name="P6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21"><text:span text:style-name="T39">Boot the computer from</text:span><text:span text:style-name="T40"><text:note text:id="ftn1" text:note-class="footnote"><text:note-citation>1</text:note-citation><text:note-body><text:p text:style-name="P22"><text:span text:style-name="T41">Boot menu/Setup via one of the </text:span><text:span text:style-name="T42">f</text:span><text:span text:style-name="T41">requently used keys: </text:span><text:span text:style-name="T43">Esc</text:span><text:span text:style-name="T44">, </text:span><text:span text:style-name="T43">Delete</text:span><text:span text:style-name="T44">, </text:span><text:span text:style-name="T43">F1</text:span><text:span text:style-name="T44">, </text:span><text:span text:style-name="T43">F2</text:span><text:span text:style-name="T44">, </text:span><text:span text:style-name="T43">F9</text:span><text:span text:style-name="T44">, </text:span><text:span text:style-name="T43">F10</text:span><text:span text:style-name="T44">, </text:span><text:span text:style-name="T43">F11</text:span><text:span text:style-name="T44">, or </text:span><text:span text:style-name="T43">F12</text:span></text:p></text:note-body></text:note></text:span><text:span text:style-name="T39"> an</text:span><text:span text:style-name="T45"> </text:span><text:span text:style-name="T46">Debian</text:span><text:span text:style-name="T47"> </text:span><text:span text:style-name="T48">o</text:span><text:span text:style-name="T49">r</text:span><text:span text:style-name="T48"> Rocky Linux</text:span><text:span text:style-name="T50"> </text:span><text:span text:style-name="T51">Desktop/</text:span><text:span text:style-name="T52">Workstation</text:span><text:span text:style-name="T51"> </text:span><text:span text:style-name="T53">L</text:span><text:span text:style-name="T51">ive</text:span><text:span text:style-name="T54"><text:note text:id="ftn2" text:note-class="footnote"><text:note-citation>2</text:note-citation><text:note-body><text:p text:style-name="P23"><text:span text:style-name="T55">From a Live USB stick you can boot and work with </text:span><text:span text:style-name="T56">Linux</text:span><text:span text:style-name="Strong_20_Emphasis"><text:span text:style-name="T57"> </text:span></text:span><text:span text:style-name="T55">without modifying any files on the hard drive and also allows installation of </text:span><text:span text:style-name="T56">Linux</text:span><text:span text:style-name="Strong_20_Emphasis"><text:span text:style-name="T57">.</text:span></text:span></text:p></text:note-body></text:note></text:span><text:span text:style-name="T45"> USB stick</text:span><text:span text:style-name="T58"><text:note text:id="ftn3" text:note-class="footnote"><text:note-citation>3</text:note-citation><text:note-body><text:p text:style-name="P24"><text:span text:style-name="Strong_20_Emphasis"><text:span text:style-name="T59">Create a bootable USB stick:<text:line-break/>Download a CD image file (.iso), </text:span></text:span><text:span text:style-name="Strong_20_Emphasis"><text:span text:style-name="T60">see </text:span></text:span><text:span text:style-name="Strong_20_Emphasis"><text:span text:style-name="T61">Checklist installation ...</text:span></text:span><text:span text:style-name="Strong_20_Emphasis"><text:span text:style-name="T59"><text:line-break/></text:span></text:span><text:span text:style-name="Strong_20_Emphasis"><text:span text:style-name="T62">The next steps are described in </text:span></text:span><text:span text:style-name="Strong_20_Emphasis"><text:span text:style-name="T63">Linux informati</text:span></text:span><text:span text:style-name="Strong_20_Emphasis"><text:span text:style-name="T64">on</text:span></text:span><text:span text:style-name="Strong_20_Emphasis"><text:span text:style-name="T6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65">karelzimmer.nl/en</text:span></text:span></text:a><text:span text:style-name="Strong_20_Emphasis"><text:span text:style-name="T62">, under </text:span></text:span><text:span text:style-name="Strong_20_Emphasis"><text:span text:style-name="T63">Linux</text:span></text:span><text:span text:style-name="Strong_20_Emphasis"><text:span text:style-name="T62">.</text:span></text:span></text:p></text:note-body></text:note></text:span><text:span text:style-name="T66">, </text:span><text:span text:style-name="T67">or on Windows </text:span><text:span text:style-name="T68">but</text:span><text:span text:style-name="T67"> </text:span><text:span text:style-name="T69">t</text:span><text:span text:style-name="T70">urn </text:span><text:span text:style-name="T71">off</text:span><text:span text:style-name="T66"> any virus scanner </text:span><text:span text:style-name="T72">(slows down the backup)</text:span><text:span text:style-name="T66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0" draw:name="Vorm34" draw:style-name="gr1" draw:text-style-name="P6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26">Make a Windows backup by copying to an external hard disk.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1" draw:name="Vorm35" draw:style-name="gr1" draw:text-style-name="P6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27"><text:span text:style-name="T73">M</text:span><text:span text:style-name="T74">y Documents</text:span><text:span text:style-name="T73">, </text:span><text:span text:style-name="T75">etc</text:span><text:span text:style-name="T73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2" draw:name="Vorm37" draw:style-name="gr1" draw:text-style-name="P6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27"><text:span text:style-name="T76">Desktop wallpapers</text:span><text:span text:style-name="T73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3" draw:name="Vorm38" draw:style-name="gr1" draw:text-style-name="P6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28"><text:span text:style-name="T14"><text:s/></text:span><text:span text:style-name="T15"><draw:control text:anchor-type="as-char" draw:z-index="146" draw:name="Vorm39" draw:style-name="gr1" draw:text-style-name="P6" svg:width="0.35cm" svg:height="0.35cm" draw:control="control145"/></text:span><text:span text:style-name="T14"><text:s/></text:span><text:span text:style-name="T15"><draw:control text:anchor-type="as-char" draw:z-index="147" draw:name="Vorm40" draw:style-name="gr1" draw:text-style-name="P6" svg:width="0.35cm" svg:height="0.35cm" draw:control="control146"/></text:span><text:span text:style-name="T14"><text:s/></text:span><text:span text:style-name="T15"><draw:control text:anchor-type="as-char" draw:z-index="148" draw:name="Vorm41" draw:style-name="gr1" draw:text-style-name="P6" svg:width="0.35cm" svg:height="0.35cm" draw:control="control147"/></text:span><text:span text:style-name="T14"><text:s/></text:span><text:span text:style-name="T15"><draw:control text:anchor-type="as-char" draw:z-index="149" draw:name="Vorm42" draw:style-name="gr1" draw:text-style-name="P6" svg:width="0.35cm" svg:height="0.35cm" draw:control="control148"/></text:span><text:span text:style-name="T15"><text:tab/></text:span><text:span text:style-name="T77">The created </text:span><text:span text:style-name="T78">Chrome</text:span><text:span text:style-name="T73"> </text:span><text:span text:style-name="T79">files</text:span><text:span text:style-name="T73"><text:line-break/><text:tab/><text:tab/><text:tab/><text:tab/></text:span><text:span text:style-name="T80">&lt;= </text:span><text:span text:style-name="T81">XP<text:tab/></text:span><text:span text:style-name="T82">:<text:tab/></text:span><text:span text:style-name="T73">C:\Documents and Settings\</text:span><text:span text:style-name="T83">&lt;</text:span><text:span text:style-name="T84">u</text:span><text:span text:style-name="T85">sername</text:span><text:span text:style-name="T83">&gt;</text:span><text:span text:style-name="T73">\Application Data\</text:span><text:span text:style-name="T86">Google</text:span><text:span text:style-name="T73"><text:line-break/><text:tab/><text:tab/><text:tab/><text:tab/></text:span><text:span text:style-name="T80">&gt;= </text:span><text:span text:style-name="T87">W7</text:span><text:span text:style-name="T88"><text:tab/></text:span><text:span text:style-name="T89">:</text:span><text:span text:style-name="T82"><text:tab/></text:span><text:span text:style-name="T73">C:\Users\</text:span><text:span text:style-name="T83">&lt;</text:span><text:span text:style-name="T85">Username</text:span><text:span text:style-name="T83">&gt;</text:span><text:span text:style-name="T90">\</text:span><text:span text:style-name="T73">AppData\Roaming\</text:span><text:span text:style-name="T86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4" draw:name="Vorm43" draw:style-name="gr1" draw:text-style-name="P6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28"><text:span text:style-name="T14"><text:s/></text:span><text:span text:style-name="T15"><draw:control text:anchor-type="as-char" draw:z-index="150" draw:name="Vorm44" draw:style-name="gr1" draw:text-style-name="P6" svg:width="0.35cm" svg:height="0.35cm" draw:control="control149"/></text:span><text:span text:style-name="T14"><text:s/></text:span><text:span text:style-name="T15"><draw:control text:anchor-type="as-char" draw:z-index="151" draw:name="Vorm45" draw:style-name="gr1" draw:text-style-name="P6" svg:width="0.35cm" svg:height="0.35cm" draw:control="control150"/></text:span><text:span text:style-name="T14"><text:s/></text:span><text:span text:style-name="T15"><draw:control text:anchor-type="as-char" draw:z-index="152" draw:name="Vorm46" draw:style-name="gr1" draw:text-style-name="P6" svg:width="0.35cm" svg:height="0.35cm" draw:control="control151"/></text:span><text:span text:style-name="T14"><text:s/></text:span><text:span text:style-name="T15"><draw:control text:anchor-type="as-char" draw:z-index="153" draw:name="Vorm47" draw:style-name="gr1" draw:text-style-name="P6" svg:width="0.35cm" svg:height="0.35cm" draw:control="control152"/></text:span><text:span text:style-name="T15"><text:tab/></text:span><text:span text:style-name="T77">The created</text:span><text:span text:style-name="T73"> F</text:span><text:span text:style-name="T91">irefox</text:span><text:span text:style-name="T73"> </text:span><text:span text:style-name="T79">files</text:span><text:span text:style-name="T73"><text:line-break/><text:tab/><text:tab/><text:tab/><text:tab/></text:span><text:span text:style-name="T80">&lt;= </text:span><text:span text:style-name="T81">XP<text:tab/></text:span><text:span text:style-name="T82">:<text:tab/></text:span><text:span text:style-name="T73">C:\Documents and Settings\</text:span><text:span text:style-name="T83">&lt;</text:span><text:span text:style-name="T84">u</text:span><text:span text:style-name="T85">sername</text:span><text:span text:style-name="T83">&gt;</text:span><text:span text:style-name="T73">\Application Data\Mozilla<text:line-break/><text:tab/><text:tab/><text:tab/><text:tab/></text:span><text:span text:style-name="T80">&gt;= </text:span><text:span text:style-name="T87">W7<text:tab/></text:span><text:span text:style-name="T89">:</text:span><text:span text:style-name="T82"><text:tab/></text:span><text:span text:style-name="T73">C:\Users\</text:span><text:span text:style-name="T83">&lt;</text:span><text:span text:style-name="T85">Username</text:span><text:span text:style-name="T83">&gt;</text:span><text:span text:style-name="T90">\</text:span><text:span text:style-name="T73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5" draw:name="Vorm48" draw:style-name="gr1" draw:text-style-name="P6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28"><text:span text:style-name="T14"><text:s/></text:span><text:span text:style-name="T15"><draw:control text:anchor-type="as-char" draw:z-index="154" draw:name="Vorm49" draw:style-name="gr1" draw:text-style-name="P6" svg:width="0.35cm" svg:height="0.35cm" draw:control="control153"/></text:span><text:span text:style-name="T14"><text:s/></text:span><text:span text:style-name="T15"><draw:control text:anchor-type="as-char" draw:z-index="155" draw:name="Vorm50" draw:style-name="gr1" draw:text-style-name="P6" svg:width="0.35cm" svg:height="0.35cm" draw:control="control154"/></text:span><text:span text:style-name="T14"><text:s/></text:span><text:span text:style-name="T15"><draw:control text:anchor-type="as-char" draw:z-index="156" draw:name="Vorm51" draw:style-name="gr1" draw:text-style-name="P6" svg:width="0.35cm" svg:height="0.35cm" draw:control="control155"/></text:span><text:span text:style-name="T14"><text:s/></text:span><text:span text:style-name="T15"><draw:control text:anchor-type="as-char" draw:z-index="157" draw:name="Vorm52" draw:style-name="gr1" draw:text-style-name="P6" svg:width="0.35cm" svg:height="0.35cm" draw:control="control156"/></text:span><text:span text:style-name="T15"><text:tab/></text:span><text:span text:style-name="T77">The created</text:span><text:span text:style-name="T73"> T</text:span><text:span text:style-name="T91">hunderbird</text:span><text:span text:style-name="T73"> </text:span><text:span text:style-name="T79">files</text:span><text:span text:style-name="T73"><text:line-break/><text:tab/><text:tab/><text:tab/><text:tab/></text:span><text:span text:style-name="T80">&lt;= </text:span><text:span text:style-name="T81">XP<text:tab/></text:span><text:span text:style-name="T82">:<text:tab/></text:span><text:span text:style-name="T90">C:\Documents and Settings\</text:span><text:span text:style-name="T92">&lt;</text:span><text:span text:style-name="T84">u</text:span><text:span text:style-name="T85">sername</text:span><text:span text:style-name="T92">&gt;</text:span><text:span text:style-name="T90">\</text:span><text:span text:style-name="T73">Application Data\Thunderbird<text:line-break/><text:tab/><text:tab/><text:tab/><text:tab/></text:span><text:span text:style-name="T80">&gt;= </text:span><text:span text:style-name="T87">W7<text:tab/></text:span><text:span text:style-name="T89">:</text:span><text:span text:style-name="T82"><text:tab/></text:span><text:span text:style-name="T73">C:\Users\</text:span><text:span text:style-name="T83">&lt;</text:span><text:span text:style-name="T85">Username</text:span><text:span text:style-name="T83">&gt;</text:span><text:span text:style-name="T90">\</text:span><text:span text:style-name="T73">AppData\Roaming\Thunderbird</text:span></text:p>
          </table:table-cell>
        </table:table-row>
      </table:table>
      <text:p text:style-name="P29"/>
      <text:p text:style-name="P30"/>
      <text:list text:continue-numbering="true" text:style-name="L1">
        <text:list-item>
          <text:p text:style-name="P31"><text:span text:style-name="Strong_20_Emphasis"><text:span text:style-name="T93">Install </text:span></text:span><text:span text:style-name="Strong_20_Emphasis"><text:span text:style-name="T94">Linux</text:span></text:span><text:span text:style-name="T95"> </text:span><text:span text:style-name="Emphasis"><text:span text:style-name="T96">(</text:span></text:span><text:span text:style-name="Emphasis"><text:span text:style-name="T97">Desktop: </text:span></text:span><text:span text:style-name="Emphasis"><text:span text:style-name="T98">consider </text:span></text:span><text:span text:style-name="Emphasis"><text:span text:style-name="T99">dual boot</text:span></text:span><text:span text:style-name="Emphasis"><text:span text:style-name="T96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T14"><text:s/></text:span><text:span text:style-name="T15"><draw:control text:anchor-type="as-char" draw:z-index="139" draw:name="Vorm53" draw:style-name="gr1" draw:text-style-name="P6" svg:width="0.35cm" svg:height="0.35cm" draw:control="control138"/></text:span></text:p>
          </table:table-cell>
          <table:table-cell table:style-name="_32_._5f_Ubuntu_5f_installeren.A1" office:value-type="string">
            <text:p text:style-name="P21"><text:span text:style-name="T66">Install </text:span><text:span text:style-name="T46">Debian</text:span><text:span text:style-name="T47"> </text:span><text:span text:style-name="T48">o</text:span><text:span text:style-name="T49">r</text:span><text:span text:style-name="T48"> Rocky Linux</text:span><text:span text:style-name="T50"> </text:span><text:span text:style-name="T51">Desktop/</text:span><text:span text:style-name="T52">Workstation</text:span><text:span text:style-name="T51"> </text:span><text:span text:style-name="T53">L</text:span><text:span text:style-name="T51">ive</text:span><text:span text:style-name="T66"> according to the </text:span><text:span text:style-name="T100">Checklist i</text:span><text:span text:style-name="T101">nstallation</text:span><text:span text:style-name="T66"><text:note text:id="ftn4" text:note-class="footnote"><text:note-citation>4</text:note-citation><text:note-body><text:p text:style-name="P33"><text:span text:style-name="T102">Checklist installation can be found </text:span><text:span text:style-name="Strong_20_Emphasis"><text:span text:style-name="T62">at </text:span></text:span><text:a xlink:type="simple" xlink:href="https://karelzimmer.nl/html/en/home.html" text:style-name="Internet_20_link" text:visited-style-name="Visited_20_Internet_20_Link"><text:span text:style-name="Strong_20_Emphasis"><text:span text:style-name="T103">karelzimmer.nl/en</text:span></text:span></text:a><text:span text:style-name="Strong_20_Emphasis"><text:span text:style-name="T62">, under</text:span></text:span><text:span text:style-name="T102"> </text:span><text:span text:style-name="T104">Linux</text:span><text:span text:style-name="T102">.</text:span></text:p></text:note-body></text:note></text:span><text:span text:style-name="T66">.</text:span></text:p>
          </table:table-cell>
        </table:table-row>
      </table:table>
      <text:p text:style-name="P34"><text:tab/></text:p>
      <text:list text:continue-numbering="true" text:style-name="L1">
        <text:list-item>
          <text:p text:style-name="P35"><text:span text:style-name="T105">Perform transfer</text:span><text:span text:style-name="T106"> </text:span><text:span text:style-name="T107">(</text:span><text:span text:style-name="T108">o</text:span><text:span text:style-name="T109">n</text:span><text:span text:style-name="T107"> </text:span><text:span text:style-name="T110">Linux</text:span><text:span text:style-name="T107">)</text:span><text:span text:style-name="T106"><text:line-break/></text:span></text:p>
          <text:p text:style-name="P36"><text:span text:style-name="Emphasis"><text:span text:style-name="T111">The actions in this chapter must be performed per user.</text:span></text:span></text:p>
          <text:p text:style-name="P37"><text:span text:style-name="T112"/></text:p>
        </text:list-item>
      </text:list>
      <text:p text:style-name="P38"><text:span text:style-name="T113"><text:tab/></text:span><text:span text:style-name="T113"><draw:control text:anchor-type="as-char" draw:z-index="2" draw:name="Vorm54" draw:style-name="gr1" draw:text-style-name="P6" svg:width="0.35cm" svg:height="0.35cm" draw:control="control1"/></text:span><text:span text:style-name="T113"><text:tab/></text:span><text:span text:style-name="T113"><draw:control text:anchor-type="as-char" draw:z-index="13" draw:name="Vorm55" draw:style-name="gr1" draw:text-style-name="P6" svg:width="0.35cm" svg:height="0.35cm" draw:control="control12"/></text:span><text:span text:style-name="T113"><text:tab/></text:span><text:span text:style-name="T113"><draw:control text:anchor-type="as-char" draw:z-index="14" draw:name="Vorm56" draw:style-name="gr1" draw:text-style-name="P6" svg:width="0.35cm" svg:height="0.35cm" draw:control="control13"/></text:span><text:span text:style-name="T113"><text:tab/></text:span><text:span text:style-name="T113"><draw:control text:anchor-type="as-char" draw:z-index="15" draw:name="Vorm57" draw:style-name="gr1" draw:text-style-name="P6" svg:width="0.35cm" svg:height="0.35cm" draw:control="control14"/></text:span><text:span text:style-name="T113"><text:tab/></text:span><text:span text:style-name="T114">Make sure there is no Internet connection, so that no new e-mails can arrive.</text:span></text:p>
      <text:p text:style-name="P39"><text:tab/><draw:control text:anchor-type="as-char" draw:z-index="3" draw:name="Vorm58" draw:style-name="gr1" draw:text-style-name="P6" svg:width="0.35cm" svg:height="0.35cm" draw:control="control2"/><text:span text:style-name="T115"><text:tab/></text:span><text:span text:style-name="T115"><draw:control text:anchor-type="as-char" draw:z-index="16" draw:name="Vorm59" draw:style-name="gr1" draw:text-style-name="P6" svg:width="0.35cm" svg:height="0.35cm" draw:control="control15"/></text:span><text:span text:style-name="T115"><text:tab/></text:span><text:span text:style-name="T115"><draw:control text:anchor-type="as-char" draw:z-index="17" draw:name="Vorm60" draw:style-name="gr1" draw:text-style-name="P6" svg:width="0.35cm" svg:height="0.35cm" draw:control="control16"/></text:span><text:span text:style-name="T115"><text:tab/></text:span><text:span text:style-name="T115"><draw:control text:anchor-type="as-char" draw:z-index="18" draw:name="Vorm61" draw:style-name="gr1" draw:text-style-name="P6" svg:width="0.35cm" svg:height="0.35cm" draw:control="control17"/></text:span><text:span text:style-name="T115"><text:tab/></text:span><text:span text:style-name="T116">Connect the external hard disk.</text:span></text:p>
      <text:p text:style-name="P39"><text:tab/><draw:control text:anchor-type="as-char" draw:z-index="4" draw:name="Vorm62" draw:style-name="gr1" draw:text-style-name="P6" svg:width="0.35cm" svg:height="0.35cm" draw:control="control3"/><text:span text:style-name="T115"><text:tab/></text:span><text:span text:style-name="T115"><draw:control text:anchor-type="as-char" draw:z-index="19" draw:name="Vorm63" draw:style-name="gr1" draw:text-style-name="P6" svg:width="0.35cm" svg:height="0.35cm" draw:control="control18"/></text:span><text:span text:style-name="T115"><text:tab/></text:span><text:span text:style-name="T115"><draw:control text:anchor-type="as-char" draw:z-index="20" draw:name="Vorm64" draw:style-name="gr1" draw:text-style-name="P6" svg:width="0.35cm" svg:height="0.35cm" draw:control="control19"/></text:span><text:span text:style-name="T115"><text:tab/></text:span><text:span text:style-name="T115"><draw:control text:anchor-type="as-char" draw:z-index="21" draw:name="Vorm65" draw:style-name="gr1" draw:text-style-name="P6" svg:width="0.35cm" svg:height="0.35cm" draw:control="control20"/></text:span><text:span text:style-name="T115"><text:tab/></text:span><text:span text:style-name="T117">Copy</text:span><text:span text:style-name="T106"> </text:span><text:span text:style-name="T118">M</text:span><text:span text:style-name="T119">y</text:span><text:span text:style-name="T118"> </text:span><text:span text:style-name="T119">Documents</text:span><text:span text:style-name="T118">, </text:span><text:span text:style-name="T75">etc</text:span><text:span text:style-name="T106">.</text:span></text:p>
      <text:p text:style-name="P40"><text:tab/><draw:control text:anchor-type="as-char" draw:z-index="5" draw:name="Vorm70" draw:style-name="gr1" draw:text-style-name="P6" svg:width="0.35cm" svg:height="0.35cm" draw:control="control4"/><text:span text:style-name="T115"><text:tab/></text:span><text:span text:style-name="T115"><draw:control text:anchor-type="as-char" draw:z-index="22" draw:name="Vorm71" draw:style-name="gr1" draw:text-style-name="P6" svg:width="0.35cm" svg:height="0.35cm" draw:control="control21"/></text:span><text:span text:style-name="T115"><text:tab/></text:span><text:span text:style-name="T115"><draw:control text:anchor-type="as-char" draw:z-index="23" draw:name="Vorm72" draw:style-name="gr1" draw:text-style-name="P6" svg:width="0.35cm" svg:height="0.35cm" draw:control="control22"/></text:span><text:span text:style-name="T115"><text:tab/></text:span><text:span text:style-name="T115"><draw:control text:anchor-type="as-char" draw:z-index="24" draw:name="Vorm73" draw:style-name="gr1" draw:text-style-name="P6" svg:width="0.35cm" svg:height="0.35cm" draw:control="control23"/></text:span><text:span text:style-name="T115"><text:tab/></text:span><text:span text:style-name="T120">Copy</text:span><text:span text:style-name="T121"> </text:span><text:span text:style-name="T76">Desktop wallpapers</text:span><text:span text:style-name="T73"> </text:span><text:span text:style-name="T122">to</text:span><text:span text:style-name="T123"> ~/</text:span><text:span text:style-name="T122">Pictures</text:span><text:span text:style-name="T123">.</text:span></text:p>
      <text:p text:style-name="P39"><text:tab/><draw:control text:anchor-type="as-char" draw:z-index="6" draw:name="Vorm74" draw:style-name="gr1" draw:text-style-name="P6" svg:width="0.35cm" svg:height="0.35cm" draw:control="control5"/><text:span text:style-name="T115"><text:tab/></text:span><text:span text:style-name="T115"><draw:control text:anchor-type="as-char" draw:z-index="25" draw:name="Vorm75" draw:style-name="gr1" draw:text-style-name="P6" svg:width="0.35cm" svg:height="0.35cm" draw:control="control24"/></text:span><text:span text:style-name="T115"><text:tab/></text:span><text:span text:style-name="T115"><draw:control text:anchor-type="as-char" draw:z-index="26" draw:name="Vorm76" draw:style-name="gr1" draw:text-style-name="P6" svg:width="0.35cm" svg:height="0.35cm" draw:control="control25"/></text:span><text:span text:style-name="T115"><text:tab/></text:span><text:span text:style-name="T115"><draw:control text:anchor-type="as-char" draw:z-index="27" draw:name="Vorm77" draw:style-name="gr1" draw:text-style-name="P6" svg:width="0.35cm" svg:height="0.35cm" draw:control="control26"/></text:span><text:span text:style-name="T115"><text:tab/></text:span><text:span text:style-name="T120">Copy</text:span><text:span text:style-name="T106"> </text:span><text:span text:style-name="T122">the</text:span><text:span text:style-name="T106"> </text:span><text:span text:style-name="T124">Chrome </text:span><text:span text:style-name="T106">data </text:span><text:span text:style-name="T122">to</text:span><text:span text:style-name="T121"> ~/.</text:span><text:span text:style-name="T124">chrome</text:span><text:span text:style-name="T125">, </text:span><text:span text:style-name="T75">o</text:span><text:span text:style-name="T122">r</text:span><text:span text:style-name="T75"> </text:span><text:span text:style-name="T122">to</text:span><text:span text:style-name="T75"> </text:span><text:span text:style-name="T121">~/.</text:span><text:span text:style-name="T126">google</text:span><text:span text:style-name="T121">.</text:span></text:p>
      <text:p text:style-name="P39"><text:tab/><draw:control text:anchor-type="as-char" draw:z-index="7" draw:name="Vorm78" draw:style-name="gr1" draw:text-style-name="P6" svg:width="0.35cm" svg:height="0.35cm" draw:control="control6"/><text:span text:style-name="T115"><text:tab/></text:span><text:span text:style-name="T115"><draw:control text:anchor-type="as-char" draw:z-index="28" draw:name="Vorm79" draw:style-name="gr1" draw:text-style-name="P6" svg:width="0.35cm" svg:height="0.35cm" draw:control="control27"/></text:span><text:span text:style-name="T115"><text:tab/></text:span><text:span text:style-name="T115"><draw:control text:anchor-type="as-char" draw:z-index="29" draw:name="Vorm80" draw:style-name="gr1" draw:text-style-name="P6" svg:width="0.35cm" svg:height="0.35cm" draw:control="control28"/></text:span><text:span text:style-name="T115"><text:tab/></text:span><text:span text:style-name="T115"><draw:control text:anchor-type="as-char" draw:z-index="30" draw:name="Vorm81" draw:style-name="gr1" draw:text-style-name="P6" svg:width="0.35cm" svg:height="0.35cm" draw:control="control29"/></text:span><text:span text:style-name="T115"><text:tab/></text:span><text:span text:style-name="T120">Copy the</text:span><text:span text:style-name="T106"> Firefox data </text:span><text:span text:style-name="T122">to</text:span><text:span text:style-name="T121"> ~/.mozilla </text:span><text:span text:style-name="T125">(NB </text:span><text:span text:style-name="Strong_20_Emphasis"><text:span text:style-name="T127">F</text:span></text:span><text:span text:style-name="T125">irefox</text:span><text:span text:style-name="T128"> → </text:span><text:span text:style-name="Strong_20_Emphasis"><text:span text:style-name="T129">f</text:span></text:span><text:span text:style-name="T130">irefox</text:span><text:span text:style-name="T125">), </text:span><text:span text:style-name="T75">o</text:span><text:span text:style-name="T122">r</text:span><text:span text:style-name="T75"> </text:span><text:span text:style-name="T122">to</text:span><text:span text:style-name="T75"> </text:span><text:span text:style-name="T121">~/.mozilla.</text:span></text:p>
      <text:p text:style-name="P41"><text:tab/><draw:control text:anchor-type="as-char" draw:z-index="8" draw:name="Vorm82" draw:style-name="gr1" draw:text-style-name="P6" svg:width="0.35cm" svg:height="0.35cm" draw:control="control7"/><text:span text:style-name="T113"><text:tab/></text:span><text:span text:style-name="T113"><draw:control text:anchor-type="as-char" draw:z-index="31" draw:name="Vorm83" draw:style-name="gr1" draw:text-style-name="P6" svg:width="0.35cm" svg:height="0.35cm" draw:control="control30"/></text:span><text:span text:style-name="T113"><text:tab/></text:span><text:span text:style-name="T113"><draw:control text:anchor-type="as-char" draw:z-index="32" draw:name="Vorm84" draw:style-name="gr1" draw:text-style-name="P6" svg:width="0.35cm" svg:height="0.35cm" draw:control="control31"/></text:span><text:span text:style-name="T113"><text:tab/></text:span><text:span text:style-name="T113"><draw:control text:anchor-type="as-char" draw:z-index="33" draw:name="Vorm85" draw:style-name="gr1" draw:text-style-name="P6" svg:width="0.35cm" svg:height="0.35cm" draw:control="control32"/></text:span><text:span text:style-name="T113"><text:tab/></text:span><text:span text:style-name="T131">Start Firefox and check the operation.</text:span></text:p>
      <text:p text:style-name="P38"><text:tab/><draw:control text:anchor-type="as-char" draw:z-index="9" draw:name="Vorm86" draw:style-name="gr1" draw:text-style-name="P6" svg:width="0.35cm" svg:height="0.35cm" draw:control="control8"/><text:span text:style-name="T113"><text:tab/></text:span><text:span text:style-name="T113"><draw:control text:anchor-type="as-char" draw:z-index="34" draw:name="Vorm87" draw:style-name="gr1" draw:text-style-name="P6" svg:width="0.35cm" svg:height="0.35cm" draw:control="control33"/></text:span><text:span text:style-name="T113"><text:tab/></text:span><text:span text:style-name="T113"><draw:control text:anchor-type="as-char" draw:z-index="35" draw:name="Vorm88" draw:style-name="gr1" draw:text-style-name="P6" svg:width="0.35cm" svg:height="0.35cm" draw:control="control34"/></text:span><text:span text:style-name="T113"><text:tab/></text:span><text:span text:style-name="T113"><draw:control text:anchor-type="as-char" draw:z-index="36" draw:name="Vorm89" draw:style-name="gr1" draw:text-style-name="P6" svg:width="0.35cm" svg:height="0.35cm" draw:control="control35"/></text:span><text:span text:style-name="T113"><text:tab/></text:span><text:span text:style-name="T132">Copy the </text:span><text:span text:style-name="T131">Thunderbird data </text:span><text:span text:style-name="T133">to</text:span><text:span text:style-name="T134"> ~/.thunderbird, </text:span><text:span text:style-name="T135">o</text:span><text:span text:style-name="T133">r</text:span><text:span text:style-name="T135"> </text:span><text:span text:style-name="T133">to</text:span><text:span text:style-name="T135"> </text:span><text:span text:style-name="T134">~/.thunderbird.</text:span></text:p>
      <text:p text:style-name="P42"><text:tab/><draw:control text:anchor-type="as-char" draw:z-index="10" draw:name="Vorm90" draw:style-name="gr1" draw:text-style-name="P6" svg:width="0.35cm" svg:height="0.35cm" draw:control="control9"/><text:span text:style-name="T115"><text:tab/></text:span><text:span text:style-name="T115"><draw:control text:anchor-type="as-char" draw:z-index="37" draw:name="Vorm91" draw:style-name="gr1" draw:text-style-name="P6" svg:width="0.35cm" svg:height="0.35cm" draw:control="control36"/></text:span><text:span text:style-name="T115"><text:tab/></text:span><text:span text:style-name="T115"><draw:control text:anchor-type="as-char" draw:z-index="38" draw:name="Vorm92" draw:style-name="gr1" draw:text-style-name="P6" svg:width="0.35cm" svg:height="0.35cm" draw:control="control37"/></text:span><text:span text:style-name="T115"><text:tab/></text:span><text:span text:style-name="T115"><draw:control text:anchor-type="as-char" draw:z-index="41" draw:name="Vorm93" draw:style-name="gr1" draw:text-style-name="P6" svg:width="0.35cm" svg:height="0.35cm" draw:control="control40"/></text:span><text:span text:style-name="T115"><text:tab/></text:span><text:span text:style-name="T106">Start Thunderbird and check the operation. </text:span><text:span text:style-name="T136">(inc</text:span><text:span text:style-name="T137">l</text:span><text:span text:style-name="T138">u</text:span><text:span text:style-name="T139">ding possible</text:span><text:span text:style-name="T136"> Agenda)</text:span><text:span text:style-name="T106">.</text:span></text:p>
      <text:p text:style-name="P39"><text:tab/><draw:control text:anchor-type="as-char" draw:z-index="11" draw:name="Vorm94" draw:style-name="gr1" draw:text-style-name="P6" svg:width="0.35cm" svg:height="0.35cm" draw:control="control10"/><text:span text:style-name="T115"><text:tab/></text:span><text:span text:style-name="T115"><draw:control text:anchor-type="as-char" draw:z-index="39" draw:name="Vorm95" draw:style-name="gr1" draw:text-style-name="P6" svg:width="0.35cm" svg:height="0.35cm" draw:control="control38"/></text:span><text:span text:style-name="T115"><text:tab/></text:span><text:span text:style-name="T115"><draw:control text:anchor-type="as-char" draw:z-index="40" draw:name="Vorm96" draw:style-name="gr1" draw:text-style-name="P6" svg:width="0.35cm" svg:height="0.35cm" draw:control="control39"/></text:span><text:span text:style-name="T115"><text:tab/></text:span><text:span text:style-name="T115"><draw:control text:anchor-type="as-char" draw:z-index="42" draw:name="Vorm97" draw:style-name="gr1" draw:text-style-name="P6" svg:width="0.35cm" svg:height="0.35cm" draw:control="control41"/></text:span><text:span text:style-name="T115"><text:tab/>Remove unnecessary Windows files via </text:span><text:span text:style-name="Strong_20_Emphasis"><text:span text:style-name="T140">Terminal</text:span></text:span><text:span text:style-name="T115"> and the following command line:</text:span><text:span text:style-name="T141"><text:line-break/></text:span></text:p>
      <text:list text:continue-numbering="true" text:style-name="L1">
        <text:list-header>
          <text:p text:style-name="P43"><text:span text:style-name="User_20_Entry"><text:span text:style-name="T142">f</text:span></text:span><text:span text:style-name="User_20_Entry"><text:span text:style-name="T143">ind </text:span></text:span><text:span text:style-name="User_20_Entry"><text:span text:style-name="T144">$HOME</text:span></text:span><text:span text:style-name="User_20_Entry"><text:span text:style-name="T143"> -type f -</text:span></text:span><text:span text:style-name="User_20_Entry"><text:span text:style-name="T145">i</text:span></text:span><text:span text:style-name="User_20_Entry"><text:span text:style-name="T143">name </text:span></text:span><text:span text:style-name="User_20_Entry"><text:span text:style-name="T146">d</text:span></text:span><text:span text:style-name="User_20_Entry"><text:span text:style-name="T143">esktop.ini -</text:span></text:span><text:span text:style-name="User_20_Entry"><text:span text:style-name="T147">d</text:span></text:span><text:span text:style-name="User_20_Entry"><text:span text:style-name="T148">e</text:span></text:span><text:span text:style-name="User_20_Entry"><text:span text:style-name="T147">lete </text:span></text:span><text:span text:style-name="User_20_Entry"><text:span text:style-name="T149">-or </text:span></text:span><text:span text:style-name="User_20_Entry"><text:span text:style-name="T143">-type f -</text:span></text:span><text:span text:style-name="User_20_Entry"><text:span text:style-name="T150">i</text:span></text:span><text:span text:style-name="User_20_Entry"><text:span text:style-name="T143">name </text:span></text:span><text:span text:style-name="User_20_Entry"><text:span text:style-name="T150">t</text:span></text:span><text:span text:style-name="User_20_Entry"><text:span text:style-name="T143">humbs.db -</text:span></text:span><text:span text:style-name="User_20_Entry"><text:span text:style-name="T147">delete -</text:span></text:span><text:span text:style-name="User_20_Entry"><text:span text:style-name="T149">or </text:span></text:span><text:span text:style-name="User_20_Entry"><text:span text:style-name="T143">-type f -name '*.</text:span></text:span><text:span text:style-name="User_20_Entry"><text:span text:style-name="T151">lnk'</text:span></text:span><text:span text:style-name="User_20_Entry"><text:span text:style-name="T143"> -</text:span></text:span><text:span text:style-name="User_20_Entry"><text:span text:style-name="T147">delete -</text:span></text:span><text:span text:style-name="User_20_Entry"><text:span text:style-name="T152">or </text:span></text:span><text:span text:style-name="User_20_Entry"><text:span text:style-name="T143">-type f -</text:span></text:span><text:span text:style-name="User_20_Entry"><text:span text:style-name="T145">i</text:span></text:span><text:span text:style-name="User_20_Entry"><text:span text:style-name="T143">name '*.</text:span></text:span><text:span text:style-name="User_20_Entry"><text:span text:style-name="T153">exe'</text:span></text:span><text:span text:style-name="User_20_Entry"><text:span text:style-name="T143"> -</text:span></text:span><text:span text:style-name="User_20_Entry"><text:span text:style-name="T147">delete -</text:span></text:span><text:span text:style-name="User_20_Entry"><text:span text:style-name="T154">or </text:span></text:span><text:span text:style-name="User_20_Entry"><text:span text:style-name="T143">-type f -</text:span></text:span><text:span text:style-name="User_20_Entry"><text:span text:style-name="T154">name '~*' -delete</text:span></text:span><text:span text:style-name="User_20_Entry"><text:span text:style-name="T155"><text:line-break/></text:span></text:span></text:p>
        </text:list-header>
      </text:list>
      <text:p text:style-name="P44"><text:span text:style-name="T115"><text:tab/></text:span><text:span text:style-name="T115"><draw:control text:anchor-type="as-char" draw:z-index="12" draw:name="Vorm98" draw:style-name="gr1" draw:text-style-name="P6" svg:width="0.35cm" svg:height="0.35cm" draw:control="control11"/></text:span><text:span text:style-name="T115"><text:tab/></text:span><text:span text:style-name="T115"><draw:control text:anchor-type="as-char" draw:z-index="43" draw:name="Vorm99" draw:style-name="gr1" draw:text-style-name="P6" svg:width="0.35cm" svg:height="0.35cm" draw:control="control42"/></text:span><text:span text:style-name="T115"><text:tab/></text:span><text:span text:style-name="T115"><draw:control text:anchor-type="as-char" draw:z-index="44" draw:name="Vorm100" draw:style-name="gr1" draw:text-style-name="P6" svg:width="0.35cm" svg:height="0.35cm" draw:control="control43"/></text:span><text:span text:style-name="T115"><text:tab/></text:span><text:span text:style-name="T115"><draw:control text:anchor-type="as-char" draw:z-index="45" draw:name="Vorm101" draw:style-name="gr1" draw:text-style-name="P6" svg:width="0.35cm" svg:height="0.35cm" draw:control="control44"/></text:span><text:span text:style-name="T115"><text:tab/></text:span><text:span text:style-name="T116">Connect to the Internet so that new e-mails can arrive again.</text:span></text:p>
      <text:list text:style-name="L2">
        <text:list-header>
          <text:p text:style-name="P45"><text:span text:style-name="T156"/></text:p>
          <text:p text:style-name="P46"><text:span text:style-name="T156"><text:line-break/><text:tab/></text:span><text:span text:style-name="T157">End of checklist, the transfer is complete.</text:span></text:p>
        </text:list-header>
      </text:list>
      <text:p text:style-name="P30"/>
      <text:list text:continue-numbering="true" text:style-name="L2">
        <text:list-item>
          <text:list>
            <text:list-header>
              <text:p text:style-name="P47"><text:span text:style-name="T158">Written</text:span><text:span text:style-name="T159"> </text:span><text:span text:style-name="T158">by</text:span><text:span text:style-name="T159"> </text:span><text:a xlink:type="simple" xlink:href="mailto:info@karelzimmer.nl?subject=Checklist%20installation%20Linux" text:style-name="Internet_20_link" text:visited-style-name="Visited_20_Internet_20_Link"><text:span text:style-name="T160">Karel Zimmer</text:span></text:a><text:span text:style-name="T161">.</text:span></text:p>
              <text:p text:style-name="P47"><text:span text:style-name="T162">License </text:span><text:span text:style-name="T161">C</text:span><text:span text:style-name="T163">C0</text:span><text:span text:style-name="T161"> 1.0</text:span><text:span text:style-name="T164"> </text:span><text:span text:style-name="T164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64"><text:s/></text:span><text:span text:style-name="T164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64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8"><text:span text:style-name="T165">User </text:span>#</text:p>
            <text:p text:style-name="P49"/>
          </table:table-cell>
          <table:table-cell table:style-name="Tabel1.A1" table:number-rows-spanned="2" office:value-type="string">
            <text:p text:style-name="P50">Name</text:p>
            <text:p text:style-name="P51">(<text:span text:style-name="T165">e.g</text:span>. Jan <text:span text:style-name="T166">Jansen</text:span>)</text:p>
          </table:table-cell>
          <table:table-cell table:style-name="Tabel1.A1" table:number-rows-spanned="2" office:value-type="string">
            <text:p text:style-name="P50">Username</text:p>
            <text:p text:style-name="P51">(<text:span text:style-name="T165">e.g</text:span>. jan)</text:p>
          </table:table-cell>
          <table:table-cell table:style-name="Tabel1.D1" table:number-rows-spanned="2" office:value-type="string">
            <text:p text:style-name="P52">Password</text:p>
            <text:p text:style-name="P53"/>
          </table:table-cell>
          <table:table-cell table:style-name="Tabel1.E1" office:value-type="string">
            <text:p text:style-name="P54"/>
          </table:table-cell>
          <table:table-cell table:style-name="Tabel1.F1" office:value-type="string">
            <text:p text:style-name="P55">BIOS <text:span text:style-name="T165">password</text:span></text:p>
          </table:table-cell>
          <table:table-cell table:style-name="Tabel1.G1" office:value-type="string">
            <text:p text:style-name="P56"><draw:control text:anchor-type="as-char" draw:z-index="58" draw:name="Vorm1_11" draw:style-name="gr2" draw:text-style-name="P57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58">Wi<text:span text:style-name="T165">F</text:span>i netw<text:span text:style-name="T165">o</text:span>rk na<text:span text:style-name="T165">me</text:span></text:p>
          </table:table-cell>
          <table:table-cell table:style-name="Tabel1.G2" office:value-type="string">
            <text:p text:style-name="P56"><draw:control text:anchor-type="as-char" draw:z-index="59" draw:name="Vorm1_12" draw:style-name="gr2" draw:text-style-name="P57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8">1</text:p>
          </table:table-cell>
          <table:table-cell table:style-name="Tabel1.A3" office:value-type="string">
            <text:p text:style-name="P59"><draw:control text:anchor-type="as-char" draw:z-index="46" draw:name="Vorm1" draw:style-name="gr2" draw:text-style-name="P57" svg:width="5.486cm" svg:height="0.406cm" draw:control="control45"/></text:p>
          </table:table-cell>
          <table:table-cell table:style-name="Tabel1.A3" office:value-type="string">
            <text:p text:style-name="P56"><draw:control text:anchor-type="as-char" draw:z-index="50" draw:name="Vorm1_3" draw:style-name="gr2" draw:text-style-name="P57" svg:width="3.208cm" svg:height="0.406cm" draw:control="control49"/></text:p>
          </table:table-cell>
          <table:table-cell table:style-name="Tabel1.D3" office:value-type="string">
            <text:p text:style-name="P56"><draw:control text:anchor-type="as-char" draw:z-index="54" draw:name="Vorm1_7" draw:style-name="gr2" draw:text-style-name="P57" svg:width="4.571cm" svg:height="0.406cm" draw:control="control53"/></text:p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0">Network key</text:p>
          </table:table-cell>
          <table:table-cell table:style-name="Tabel1.G2" office:value-type="string">
            <text:p text:style-name="P56"><draw:control text:anchor-type="as-char" draw:z-index="60" draw:name="Vorm1_13" draw:style-name="gr2" draw:text-style-name="P57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8">2</text:p>
          </table:table-cell>
          <table:table-cell table:style-name="Tabel1.A3" office:value-type="string">
            <text:p text:style-name="P56"><draw:control text:anchor-type="as-char" draw:z-index="47" draw:name="Vorm1_0" draw:style-name="gr2" draw:text-style-name="P57" svg:width="5.486cm" svg:height="0.406cm" draw:control="control46"/></text:p>
          </table:table-cell>
          <table:table-cell table:style-name="Tabel1.A3" office:value-type="string">
            <text:p text:style-name="P56"><draw:control text:anchor-type="as-char" draw:z-index="51" draw:name="Vorm1_4" draw:style-name="gr2" draw:text-style-name="P57" svg:width="3.208cm" svg:height="0.406cm" draw:control="control50"/></text:p>
          </table:table-cell>
          <table:table-cell table:style-name="Tabel1.D3" office:value-type="string">
            <text:p text:style-name="P56"><draw:control text:anchor-type="as-char" draw:z-index="55" draw:name="Vorm1_8" draw:style-name="gr2" draw:text-style-name="P57" svg:width="4.571cm" svg:height="0.406cm" draw:control="control54"/></text:p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IP#</text:p>
          </table:table-cell>
          <table:table-cell table:style-name="Tabel1.G2" office:value-type="string">
            <text:p text:style-name="P56"><draw:control text:anchor-type="as-char" draw:z-index="61" draw:name="Vorm1_14" draw:style-name="gr2" draw:text-style-name="P57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62">3</text:p>
          </table:table-cell>
          <table:table-cell table:style-name="Tabel1.A3" office:value-type="string">
            <text:p text:style-name="P56"><draw:control text:anchor-type="as-char" draw:z-index="48" draw:name="Vorm1_1" draw:style-name="gr2" draw:text-style-name="P57" svg:width="5.486cm" svg:height="0.406cm" draw:control="control47"/></text:p>
          </table:table-cell>
          <table:table-cell table:style-name="Tabel1.A3" office:value-type="string">
            <text:p text:style-name="P56"><draw:control text:anchor-type="as-char" draw:z-index="52" draw:name="Vorm1_5" draw:style-name="gr2" draw:text-style-name="P57" svg:width="3.208cm" svg:height="0.406cm" draw:control="control51"/></text:p>
          </table:table-cell>
          <table:table-cell table:style-name="Tabel1.D3" office:value-type="string">
            <text:p text:style-name="P56"><draw:control text:anchor-type="as-char" draw:z-index="56" draw:name="Vorm1_9" draw:style-name="gr2" draw:text-style-name="P57" svg:width="4.571cm" svg:height="0.406cm" draw:control="control55"/></text:p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1">Router <text:span text:style-name="T165">user</text:span>/<text:span text:style-name="T165">passwd</text:span></text:p>
          </table:table-cell>
          <table:table-cell table:style-name="Tabel1.G2" office:value-type="string">
            <text:p text:style-name="P56"><draw:control text:anchor-type="as-char" draw:z-index="62" draw:name="Vorm1_15" draw:style-name="gr2" draw:text-style-name="P57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62">4</text:p>
          </table:table-cell>
          <table:table-cell table:style-name="Tabel1.A3" office:value-type="string">
            <text:p text:style-name="P56"><draw:control text:anchor-type="as-char" draw:z-index="49" draw:name="Vorm1_2" draw:style-name="gr2" draw:text-style-name="P57" svg:width="5.486cm" svg:height="0.406cm" draw:control="control48"/></text:p>
          </table:table-cell>
          <table:table-cell table:style-name="Tabel1.A3" office:value-type="string">
            <text:p text:style-name="P56"><draw:control text:anchor-type="as-char" draw:z-index="53" draw:name="Vorm1_6" draw:style-name="gr2" draw:text-style-name="P57" svg:width="3.208cm" svg:height="0.406cm" draw:control="control52"/></text:p>
          </table:table-cell>
          <table:table-cell table:style-name="Tabel1.D3" office:value-type="string">
            <text:p text:style-name="P56"><draw:control text:anchor-type="as-char" draw:z-index="57" draw:name="Vorm1_10" draw:style-name="gr2" draw:text-style-name="P57" svg:width="4.571cm" svg:height="0.406cm" draw:control="control56"/></text:p>
          </table:table-cell>
          <table:table-cell table:style-name="Tabel1.E1" office:value-type="string">
            <text:p text:style-name="P54"/>
          </table:table-cell>
          <table:table-cell table:style-name="Tabel1.F2" office:value-type="string">
            <text:p text:style-name="P63">TeamViewer ID</text:p>
          </table:table-cell>
          <table:table-cell table:style-name="Tabel1.G2" office:value-type="string">
            <text:p text:style-name="P56"><draw:control text:anchor-type="as-char" draw:z-index="63" draw:name="Vorm1_16" draw:style-name="gr2" draw:text-style-name="P57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4"><text:span text:style-name="T165">User</text:span>/<text:span text:style-name="T165">Seq </text:span><text:span text:style-name="T167">#</text:span></text:p>
          </table:table-cell>
          <table:table-cell table:style-name="Tabel2.A1" office:value-type="string">
            <text:p text:style-name="P65">Email nam<text:span text:style-name="T165">e</text:span></text:p>
          </table:table-cell>
          <table:table-cell table:style-name="Tabel2.A1" office:value-type="string">
            <text:p text:style-name="P65">Email ad<text:span text:style-name="T165">d</text:span>res<text:span text:style-name="T165">s</text:span></text:p>
          </table:table-cell>
          <table:table-cell table:style-name="Tabel2.A1" office:value-type="string">
            <text:p text:style-name="P66"><text:span text:style-name="T165">User </text:span>nam<text:span text:style-name="T165">e</text:span></text:p>
          </table:table-cell>
          <table:table-cell table:style-name="Tabel2.A1" office:value-type="string">
            <text:p text:style-name="P67">Password</text:p>
          </table:table-cell>
          <table:table-cell table:style-name="Tabel2.A1" office:value-type="string">
            <text:p text:style-name="P68">Incoming mail server<text:line-break/>(pop.<text:span text:style-name="T165">example</text:span>.com)</text:p>
          </table:table-cell>
          <table:table-cell table:style-name="Tabel2.G1" office:value-type="string">
            <text:p text:style-name="P69">Outgoing mail server<text:line-break/>(smtp.<text:span text:style-name="T165">example</text:span>.com)</text:p>
          </table:table-cell>
        </table:table-row>
        <table:table-row table:style-name="Tabel2.2">
          <table:table-cell table:style-name="Tabel2.A2" office:value-type="string">
            <text:p text:style-name="P70"><draw:control text:anchor-type="as-char" svg:y="-0.598cm" draw:z-index="64" draw:name="Vorm1_17" draw:style-name="gr3" draw:text-style-name="P57" svg:width="1.176cm" svg:height="0.802cm" draw:control="control63"/></text:p>
          </table:table-cell>
          <table:table-cell table:style-name="Tabel2.A2" office:value-type="string">
            <text:p text:style-name="P71"><draw:control text:anchor-type="as-char" svg:y="-0.598cm" draw:z-index="70" draw:name="Vorm1_23" draw:style-name="gr3" draw:text-style-name="P57" svg:width="2.855cm" svg:height="0.802cm" draw:control="control69"/></text:p>
          </table:table-cell>
          <table:table-cell table:style-name="Tabel2.A2" office:value-type="string">
            <text:p text:style-name="P72"><draw:control text:anchor-type="as-char" svg:y="-0.598cm" draw:z-index="71" draw:name="Vorm1_24" draw:style-name="gr3" draw:text-style-name="P57" svg:width="3.56cm" svg:height="0.802cm" draw:control="control70"/></text:p>
          </table:table-cell>
          <table:table-cell table:style-name="Tabel2.A2" office:value-type="string">
            <text:p text:style-name="P72"><draw:control text:anchor-type="as-char" svg:y="-0.598cm" draw:z-index="72" draw:name="Vorm1_25" draw:style-name="gr3" draw:text-style-name="P57" svg:width="3.287cm" svg:height="0.802cm" draw:control="control71"/></text:p>
          </table:table-cell>
          <table:table-cell table:style-name="Tabel2.A2" office:value-type="string">
            <text:p text:style-name="P72"><draw:control text:anchor-type="as-char" svg:y="-0.598cm" draw:z-index="73" draw:name="Vorm1_26" draw:style-name="gr3" draw:text-style-name="P57" svg:width="2.855cm" svg:height="0.802cm" draw:control="control72"/></text:p>
          </table:table-cell>
          <table:table-cell table:style-name="Tabel2.A2" office:value-type="string">
            <text:p text:style-name="P72"><draw:control text:anchor-type="as-char" svg:y="-0.598cm" draw:z-index="74" draw:name="Vorm1_27" draw:style-name="gr3" draw:text-style-name="P57" svg:width="4.283cm" svg:height="0.802cm" draw:control="control73"/></text:p>
          </table:table-cell>
          <table:table-cell table:style-name="Tabel2.G2" office:value-type="string">
            <text:p text:style-name="P72"><draw:control text:anchor-type="as-char" svg:y="-0.598cm" draw:z-index="75" draw:name="Vorm1_28" draw:style-name="gr3" draw:text-style-name="P57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70"><draw:control text:anchor-type="as-char" svg:y="-0.598cm" draw:z-index="65" draw:name="Vorm1_18" draw:style-name="gr3" draw:text-style-name="P57" svg:width="1.176cm" svg:height="0.802cm" draw:control="control64"/></text:p>
          </table:table-cell>
          <table:table-cell table:style-name="Tabel2.A3" office:value-type="string">
            <text:p text:style-name="P72"><draw:control text:anchor-type="as-char" svg:y="-0.598cm" draw:z-index="76" draw:name="Vorm1_29" draw:style-name="gr3" draw:text-style-name="P57" svg:width="2.855cm" svg:height="0.802cm" draw:control="control75"/></text:p>
          </table:table-cell>
          <table:table-cell table:style-name="Tabel2.A3" office:value-type="string">
            <text:p text:style-name="P72"><draw:control text:anchor-type="as-char" svg:y="-0.598cm" draw:z-index="81" draw:name="Vorm1_34" draw:style-name="gr3" draw:text-style-name="P57" svg:width="3.56cm" svg:height="0.802cm" draw:control="control80"/></text:p>
          </table:table-cell>
          <table:table-cell table:style-name="Tabel2.A3" office:value-type="string">
            <text:p text:style-name="P72"><draw:control text:anchor-type="as-char" svg:y="-0.598cm" draw:z-index="86" draw:name="Vorm1_39" draw:style-name="gr3" draw:text-style-name="P57" svg:width="3.287cm" svg:height="0.802cm" draw:control="control85"/></text:p>
          </table:table-cell>
          <table:table-cell table:style-name="Tabel2.A3" office:value-type="string">
            <text:p text:style-name="P72"><draw:control text:anchor-type="as-char" svg:y="-0.598cm" draw:z-index="91" draw:name="Vorm1_44" draw:style-name="gr3" draw:text-style-name="P57" svg:width="2.855cm" svg:height="0.802cm" draw:control="control90"/></text:p>
          </table:table-cell>
          <table:table-cell table:style-name="Tabel2.A3" office:value-type="string">
            <text:p text:style-name="P72"><draw:control text:anchor-type="as-char" svg:y="-0.598cm" draw:z-index="96" draw:name="Vorm1_49" draw:style-name="gr3" draw:text-style-name="P57" svg:width="4.283cm" svg:height="0.802cm" draw:control="control95"/></text:p>
          </table:table-cell>
          <table:table-cell table:style-name="Tabel2.G3" office:value-type="string">
            <text:p text:style-name="P72"><draw:control text:anchor-type="as-char" svg:y="-0.598cm" draw:z-index="101" draw:name="Vorm1_54" draw:style-name="gr3" draw:text-style-name="P57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70"><draw:control text:anchor-type="as-char" svg:y="-0.598cm" draw:z-index="66" draw:name="Vorm1_19" draw:style-name="gr3" draw:text-style-name="P57" svg:width="1.176cm" svg:height="0.802cm" draw:control="control65"/></text:p>
          </table:table-cell>
          <table:table-cell table:style-name="Tabel2.A3" office:value-type="string">
            <text:p text:style-name="P72"><draw:control text:anchor-type="as-char" svg:y="-0.598cm" draw:z-index="77" draw:name="Vorm1_30" draw:style-name="gr3" draw:text-style-name="P57" svg:width="2.855cm" svg:height="0.802cm" draw:control="control76"/></text:p>
          </table:table-cell>
          <table:table-cell table:style-name="Tabel2.A3" office:value-type="string">
            <text:p text:style-name="P72"><draw:control text:anchor-type="as-char" svg:y="-0.598cm" draw:z-index="82" draw:name="Vorm1_35" draw:style-name="gr3" draw:text-style-name="P57" svg:width="3.56cm" svg:height="0.802cm" draw:control="control81"/></text:p>
          </table:table-cell>
          <table:table-cell table:style-name="Tabel2.A3" office:value-type="string">
            <text:p text:style-name="P72"><draw:control text:anchor-type="as-char" svg:y="-0.598cm" draw:z-index="87" draw:name="Vorm1_40" draw:style-name="gr3" draw:text-style-name="P57" svg:width="3.287cm" svg:height="0.802cm" draw:control="control86"/></text:p>
          </table:table-cell>
          <table:table-cell table:style-name="Tabel2.A3" office:value-type="string">
            <text:p text:style-name="P72"><draw:control text:anchor-type="as-char" svg:y="-0.598cm" draw:z-index="92" draw:name="Vorm1_45" draw:style-name="gr3" draw:text-style-name="P57" svg:width="2.855cm" svg:height="0.802cm" draw:control="control91"/></text:p>
          </table:table-cell>
          <table:table-cell table:style-name="Tabel2.A3" office:value-type="string">
            <text:p text:style-name="P72"><draw:control text:anchor-type="as-char" svg:y="-0.598cm" draw:z-index="97" draw:name="Vorm1_50" draw:style-name="gr3" draw:text-style-name="P57" svg:width="4.283cm" svg:height="0.802cm" draw:control="control96"/></text:p>
          </table:table-cell>
          <table:table-cell table:style-name="Tabel2.G3" office:value-type="string">
            <text:p text:style-name="P72"><draw:control text:anchor-type="as-char" svg:y="-0.598cm" draw:z-index="102" draw:name="Vorm1_55" draw:style-name="gr3" draw:text-style-name="P57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70"><draw:control text:anchor-type="as-char" svg:y="-0.598cm" draw:z-index="67" draw:name="Vorm1_20" draw:style-name="gr3" draw:text-style-name="P57" svg:width="1.176cm" svg:height="0.802cm" draw:control="control66"/></text:p>
          </table:table-cell>
          <table:table-cell table:style-name="Tabel2.A3" office:value-type="string">
            <text:p text:style-name="P72"><draw:control text:anchor-type="as-char" svg:y="-0.598cm" draw:z-index="78" draw:name="Vorm1_31" draw:style-name="gr3" draw:text-style-name="P57" svg:width="2.855cm" svg:height="0.802cm" draw:control="control77"/></text:p>
          </table:table-cell>
          <table:table-cell table:style-name="Tabel2.A3" office:value-type="string">
            <text:p text:style-name="P72"><draw:control text:anchor-type="as-char" svg:y="-0.598cm" draw:z-index="83" draw:name="Vorm1_36" draw:style-name="gr3" draw:text-style-name="P57" svg:width="3.56cm" svg:height="0.802cm" draw:control="control82"/></text:p>
          </table:table-cell>
          <table:table-cell table:style-name="Tabel2.A3" office:value-type="string">
            <text:p text:style-name="P72"><draw:control text:anchor-type="as-char" svg:y="-0.598cm" draw:z-index="88" draw:name="Vorm1_41" draw:style-name="gr3" draw:text-style-name="P57" svg:width="3.287cm" svg:height="0.802cm" draw:control="control87"/></text:p>
          </table:table-cell>
          <table:table-cell table:style-name="Tabel2.A3" office:value-type="string">
            <text:p text:style-name="P72"><draw:control text:anchor-type="as-char" svg:y="-0.598cm" draw:z-index="93" draw:name="Vorm1_46" draw:style-name="gr3" draw:text-style-name="P57" svg:width="2.855cm" svg:height="0.802cm" draw:control="control92"/></text:p>
          </table:table-cell>
          <table:table-cell table:style-name="Tabel2.A3" office:value-type="string">
            <text:p text:style-name="P72"><draw:control text:anchor-type="as-char" svg:y="-0.598cm" draw:z-index="98" draw:name="Vorm1_51" draw:style-name="gr3" draw:text-style-name="P57" svg:width="4.283cm" svg:height="0.802cm" draw:control="control97"/></text:p>
          </table:table-cell>
          <table:table-cell table:style-name="Tabel2.G3" office:value-type="string">
            <text:p text:style-name="P72"><draw:control text:anchor-type="as-char" svg:y="-0.598cm" draw:z-index="103" draw:name="Vorm1_56" draw:style-name="gr3" draw:text-style-name="P57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70"><draw:control text:anchor-type="as-char" svg:y="-0.598cm" draw:z-index="68" draw:name="Vorm1_21" draw:style-name="gr3" draw:text-style-name="P57" svg:width="1.176cm" svg:height="0.802cm" draw:control="control67"/></text:p>
          </table:table-cell>
          <table:table-cell table:style-name="Tabel2.A3" office:value-type="string">
            <text:p text:style-name="P72"><draw:control text:anchor-type="as-char" svg:y="-0.598cm" draw:z-index="79" draw:name="Vorm1_32" draw:style-name="gr3" draw:text-style-name="P57" svg:width="2.855cm" svg:height="0.802cm" draw:control="control78"/></text:p>
          </table:table-cell>
          <table:table-cell table:style-name="Tabel2.A3" office:value-type="string">
            <text:p text:style-name="P72"><draw:control text:anchor-type="as-char" svg:y="-0.598cm" draw:z-index="84" draw:name="Vorm1_37" draw:style-name="gr3" draw:text-style-name="P57" svg:width="3.56cm" svg:height="0.802cm" draw:control="control83"/></text:p>
          </table:table-cell>
          <table:table-cell table:style-name="Tabel2.A3" office:value-type="string">
            <text:p text:style-name="P72"><draw:control text:anchor-type="as-char" svg:y="-0.598cm" draw:z-index="89" draw:name="Vorm1_42" draw:style-name="gr3" draw:text-style-name="P57" svg:width="3.287cm" svg:height="0.802cm" draw:control="control88"/></text:p>
          </table:table-cell>
          <table:table-cell table:style-name="Tabel2.A3" office:value-type="string">
            <text:p text:style-name="P72"><draw:control text:anchor-type="as-char" svg:y="-0.598cm" draw:z-index="94" draw:name="Vorm1_47" draw:style-name="gr3" draw:text-style-name="P57" svg:width="2.855cm" svg:height="0.802cm" draw:control="control93"/></text:p>
          </table:table-cell>
          <table:table-cell table:style-name="Tabel2.A3" office:value-type="string">
            <text:p text:style-name="P72"><draw:control text:anchor-type="as-char" svg:y="-0.598cm" draw:z-index="99" draw:name="Vorm1_52" draw:style-name="gr3" draw:text-style-name="P57" svg:width="4.283cm" svg:height="0.802cm" draw:control="control98"/></text:p>
          </table:table-cell>
          <table:table-cell table:style-name="Tabel2.G3" office:value-type="string">
            <text:p text:style-name="P72"><draw:control text:anchor-type="as-char" svg:y="-0.598cm" draw:z-index="104" draw:name="Vorm1_57" draw:style-name="gr3" draw:text-style-name="P57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70"><draw:control text:anchor-type="as-char" svg:y="-0.598cm" draw:z-index="69" draw:name="Vorm1_22" draw:style-name="gr3" draw:text-style-name="P57" svg:width="1.176cm" svg:height="0.802cm" draw:control="control68"/></text:p>
          </table:table-cell>
          <table:table-cell table:style-name="Tabel2.A3" office:value-type="string">
            <text:p text:style-name="P72"><draw:control text:anchor-type="as-char" svg:y="-0.598cm" draw:z-index="80" draw:name="Vorm1_33" draw:style-name="gr3" draw:text-style-name="P57" svg:width="2.855cm" svg:height="0.802cm" draw:control="control79"/></text:p>
          </table:table-cell>
          <table:table-cell table:style-name="Tabel2.A3" office:value-type="string">
            <text:p text:style-name="P72"><draw:control text:anchor-type="as-char" svg:y="-0.598cm" draw:z-index="85" draw:name="Vorm1_38" draw:style-name="gr3" draw:text-style-name="P57" svg:width="3.56cm" svg:height="0.802cm" draw:control="control84"/></text:p>
          </table:table-cell>
          <table:table-cell table:style-name="Tabel2.A3" office:value-type="string">
            <text:p text:style-name="P72"><draw:control text:anchor-type="as-char" svg:y="-0.598cm" draw:z-index="90" draw:name="Vorm1_43" draw:style-name="gr3" draw:text-style-name="P57" svg:width="3.287cm" svg:height="0.802cm" draw:control="control89"/></text:p>
          </table:table-cell>
          <table:table-cell table:style-name="Tabel2.A3" office:value-type="string">
            <text:p text:style-name="P72"><draw:control text:anchor-type="as-char" svg:y="-0.598cm" draw:z-index="95" draw:name="Vorm1_48" draw:style-name="gr3" draw:text-style-name="P57" svg:width="2.855cm" svg:height="0.802cm" draw:control="control94"/></text:p>
          </table:table-cell>
          <table:table-cell table:style-name="Tabel2.A3" office:value-type="string">
            <text:p text:style-name="P72"><draw:control text:anchor-type="as-char" svg:y="-0.598cm" draw:z-index="100" draw:name="Vorm1_53" draw:style-name="gr3" draw:text-style-name="P57" svg:width="4.283cm" svg:height="0.802cm" draw:control="control99"/></text:p>
          </table:table-cell>
          <table:table-cell table:style-name="Tabel2.G3" office:value-type="string">
            <text:p text:style-name="P72"><draw:control text:anchor-type="as-char" svg:y="-0.598cm" draw:z-index="105" draw:name="Vorm1_58" draw:style-name="gr3" draw:text-style-name="P57" svg:width="4.46cm" svg:height="0.802cm" draw:control="control104"/>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0-11T11:18:33.381727086">10/11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0-11T11:18:33.383386074">10/11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1T11:18:33.307218249</dc:date>
    <meta:print-date>2014-01-05T10:21:33.960023988</meta:print-date>
    <meta:keyword>Installatie</meta:keyword>
    <meta:keyword>Checklist</meta:keyword>
    <meta:keyword>Linux</meta:keyword>
    <meta:editing-cycles>2488</meta:editing-cycles>
    <meta:editing-duration>P5DT3H26M28S</meta:editing-duration>
    <meta:printed-by>Karel Zimmer</meta:printed-by>
    <meta:document-statistic meta:table-count="5" meta:image-count="2" meta:object-count="0" meta:page-count="4" meta:paragraph-count="156" meta:word-count="602" meta:character-count="4178" meta:non-whitespace-character-count="3432"/>
    <meta:user-defined meta:name="Info 1"/>
    <meta:user-defined meta:name="Info 2"/>
    <meta:user-defined meta:name="Info 3"/>
    <meta:user-defined meta:name="Info 4"/>
  </office:meta>
</office:document-meta>
</file>